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dddddd" fo:font-weight="bold" style:font-weight-asian="bold" style:font-weight-complex="bold"/>
    </style:style>
    <style:style style:name="ce2" style:family="table-cell" style:parent-style-name="Default">
      <style:table-cell-properties fo:border-bottom="0.06pt dotted #000000" fo:background-color="#808080" style:text-align-source="fix" style:repeat-content="false" fo:border-left="none" fo:border-right="none" fo:border-top="none"/>
      <style:paragraph-properties fo:text-align="center" fo:margin-left="0in"/>
      <style:text-properties fo:color="#dddddd" fo:font-weight="bold" style:font-weight-asian="bold" style:font-weight-complex="bold"/>
    </style:style>
    <style:style style:name="ce3" style:family="table-cell" style:parent-style-name="Default">
      <style:table-cell-properties fo:border-bottom="0.06pt dotted #000000" fo:background-color="#808080" style:text-align-source="fix" style:repeat-content="false" fo:border-left="none" fo:border-right="none" fo:border-top="0.06pt dotted #000000"/>
      <style:paragraph-properties fo:text-align="center" fo:margin-left="0in"/>
      <style:text-properties fo:color="#dddddd" fo:font-weight="bold" style:font-weight-asian="bold" style:font-weight-complex="bold"/>
    </style:style>
    <style:style style:name="ce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order-bottom="0.06pt dotted #000000" fo:background-color="#ffff66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order-bottom="0.06pt dotted #000000" fo:background-color="#ffff66" style:text-align-source="fix" style:repeat-content="false" fo:border-left="none" fo:border-right="none" fo:border-top="0.06pt dotte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00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7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7" office:value-type="string" calcext:value-type="string">
            <text:p>increment</text:p>
          </table:table-cell>
          <table:table-cell table:style-name="ce8" office:value-type="float" office:value="0.25" calcext:value-type="float">
            <text:p>0.25</text:p>
          </table:table-cell>
          <table:table-cell table:style-name="ce9" office:value-type="string" calcext:value-type="string">
            <text:p>rounded up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attle Tactics</text:p>
          </table:table-cell>
          <table:table-cell table:style-name="ce4" office:value-type="string" calcext:value-type="string">
            <text:p>no. of troop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11]+ROUNDUP([.C11]*[.$E$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12]+ROUNDUP([.C12]*[.$E$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13]+ROUNDUP([.C13]*[.$E$8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4]+ROUNDUP([.C14]*[.$E$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15]+ROUNDUP([.C15]*[.$E$8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6]+ROUNDUP([.C16]*[.$E$8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7]+ROUNDUP([.C17]*[.$E$8]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8]+ROUNDUP([.C18]*[.$E$8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9]+ROUNDUP([.C19]*[.$E$8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20]+ROUNDUP([.C20]*[.$E$8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21]+ROUNDUP([.C21]*[.$E$8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22]+ROUNDUP([.C22]*[.$E$8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23]+ROUNDUP([.C23]*[.$E$8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24]+ROUNDUP([.C24]*[.$E$8]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25]+ROUNDUP([.C25]*[.$E$8]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26]+ROUNDUP([.C26]*[.$E$8]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27]+ROUNDUP([.C27]*[.$E$8]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28]+ROUNDUP([.C28]*[.$E$8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9]+ROUNDUP([.C29]*[.$E$8])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30]+ROUNDUP([.C30]*[.$E$8])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31]+ROUNDUP([.C31]*[.$E$8])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C32]+ROUNDUP([.C32]*[.$E$8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C33]+ROUNDUP([.C33]*[.$E$8])"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34]+ROUNDUP([.C34]*[.$E$8])"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C35]+ROUNDUP([.C35]*[.$E$8])"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C36]+ROUNDUP([.C36]*[.$E$8])"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C37]+ROUNDUP([.C37]*[.$E$8])" office:value-type="float" office:value="1110" calcext:value-type="float">
            <text:p>1,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C38]+ROUNDUP([.C38]*[.$E$8])" office:value-type="float" office:value="1388" calcext:value-type="float">
            <text:p>1,3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C39]+ROUNDUP([.C39]*[.$E$8])" office:value-type="float" office:value="1735" calcext:value-type="float">
            <text:p>1,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C40]+ROUNDUP([.C40]*[.$E$8])" office:value-type="float" office:value="2169" calcext:value-type="float">
            <text:p>2,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C41]+ROUNDUP([.C41]*[.$E$8])" office:value-type="float" office:value="2712" calcext:value-type="float">
            <text:p>2,7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C42]+ROUNDUP([.C42]*[.$E$8])" office:value-type="float" office:value="3390" calcext:value-type="float">
            <text:p>3,3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C43]+ROUNDUP([.C43]*[.$E$8])" office:value-type="float" office:value="4238" calcext:value-type="float">
            <text:p>4,2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C44]+ROUNDUP([.C44]*[.$E$8])" office:value-type="float" office:value="5298" calcext:value-type="float">
            <text:p>5,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C45]+ROUNDUP([.C45]*[.$E$8])" office:value-type="float" office:value="6623" calcext:value-type="float">
            <text:p>6,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C46]+ROUNDUP([.C46]*[.$E$8])" office:value-type="float" office:value="8279" calcext:value-type="float">
            <text:p>8,2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C47]+ROUNDUP([.C47]*[.$E$8])" office:value-type="float" office:value="10349" calcext:value-type="float">
            <text:p>10,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C48]+ROUNDUP([.C48]*[.$E$8])" office:value-type="float" office:value="12937" calcext:value-type="float">
            <text:p>12,9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C49]+ROUNDUP([.C49]*[.$E$8])" office:value-type="float" office:value="16172" calcext:value-type="float">
            <text:p>16,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C50]+ROUNDUP([.C50]*[.$E$8])" office:value-type="float" office:value="20215" calcext:value-type="float">
            <text:p>20,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C51]+ROUNDUP([.C51]*[.$E$8])" office:value-type="float" office:value="25269" calcext:value-type="float">
            <text:p>25,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C52]+ROUNDUP([.C52]*[.$E$8])" office:value-type="float" office:value="31587" calcext:value-type="float">
            <text:p>31,5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C53]+ROUNDUP([.C53]*[.$E$8])" office:value-type="float" office:value="39484" calcext:value-type="float">
            <text:p>39,4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C54]+ROUNDUP([.C54]*[.$E$8])" office:value-type="float" office:value="49355" calcext:value-type="float">
            <text:p>49,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C55]+ROUNDUP([.C55]*[.$E$8])" office:value-type="float" office:value="61694" calcext:value-type="float">
            <text:p>61,6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C56]+ROUNDUP([.C56]*[.$E$8])" office:value-type="float" office:value="77118" calcext:value-type="float">
            <text:p>77,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C57]+ROUNDUP([.C57]*[.$E$8])" office:value-type="float" office:value="96398" calcext:value-type="float">
            <text:p>96,3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C58]+ROUNDUP([.C58]*[.$E$8])" office:value-type="float" office:value="120498" calcext:value-type="float">
            <text:p>120,4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C59]+ROUNDUP([.C59]*[.$E$8])" office:value-type="float" office:value="150623" calcext:value-type="float">
            <text:p>150,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60]+ROUNDUP([.C60]*[.$E$8])" office:value-type="float" office:value="188279" calcext:value-type="float">
            <text:p>188,2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C61]+ROUNDUP([.C61]*[.$E$8])" office:value-type="float" office:value="235349" calcext:value-type="float">
            <text:p>235,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C62]+ROUNDUP([.C62]*[.$E$8])" office:value-type="float" office:value="294187" calcext:value-type="float">
            <text:p>294,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C63]+ROUNDUP([.C63]*[.$E$8])" office:value-type="float" office:value="367734" calcext:value-type="float">
            <text:p>367,7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C64]+ROUNDUP([.C64]*[.$E$8])" office:value-type="float" office:value="459668" calcext:value-type="float">
            <text:p>459,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C65]+ROUNDUP([.C65]*[.$E$8])" office:value-type="float" office:value="574585" calcext:value-type="float">
            <text:p>574,5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C66]+ROUNDUP([.C66]*[.$E$8])" office:value-type="float" office:value="718232" calcext:value-type="float">
            <text:p>718,2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C67]+ROUNDUP([.C67]*[.$E$8])" office:value-type="float" office:value="897790" calcext:value-type="float">
            <text:p>897,7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C68]+ROUNDUP([.C68]*[.$E$8])" office:value-type="float" office:value="1122238" calcext:value-type="float">
            <text:p>1,122,2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C69]+ROUNDUP([.C69]*[.$E$8])" office:value-type="float" office:value="1402798" calcext:value-type="float">
            <text:p>1,402,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C70]+ROUNDUP([.C70]*[.$E$8])" office:value-type="float" office:value="1753498" calcext:value-type="float">
            <text:p>1,753,4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C71]+ROUNDUP([.C71]*[.$E$8])" office:value-type="float" office:value="2191873" calcext:value-type="float">
            <text:p>2,191,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C72]+ROUNDUP([.C72]*[.$E$8])" office:value-type="float" office:value="2739842" calcext:value-type="float">
            <text:p>2,739,8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C73]+ROUNDUP([.C73]*[.$E$8])" office:value-type="float" office:value="3424803" calcext:value-type="float">
            <text:p>3,424,8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C74]+ROUNDUP([.C74]*[.$E$8])" office:value-type="float" office:value="4281004" calcext:value-type="float">
            <text:p>4,281,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C75]+ROUNDUP([.C75]*[.$E$8])" office:value-type="float" office:value="5351255" calcext:value-type="float">
            <text:p>5,351,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C76]+ROUNDUP([.C76]*[.$E$8])" office:value-type="float" office:value="6689069" calcext:value-type="float">
            <text:p>6,689,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C77]+ROUNDUP([.C77]*[.$E$8])" office:value-type="float" office:value="8361337" calcext:value-type="float">
            <text:p>8,361,3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C78]+ROUNDUP([.C78]*[.$E$8])" office:value-type="float" office:value="10451672" calcext:value-type="float">
            <text:p>10,451,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C79]+ROUNDUP([.C79]*[.$E$8])" office:value-type="float" office:value="13064590" calcext:value-type="float">
            <text:p>13,064,5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C80]+ROUNDUP([.C80]*[.$E$8])" office:value-type="float" office:value="16330738" calcext:value-type="float">
            <text:p>16,330,7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C81]+ROUNDUP([.C81]*[.$E$8])" office:value-type="float" office:value="20413423" calcext:value-type="float">
            <text:p>20,413,4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C82]+ROUNDUP([.C82]*[.$E$8])" office:value-type="float" office:value="25516779" calcext:value-type="float">
            <text:p>25,516,7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C83]+ROUNDUP([.C83]*[.$E$8])" office:value-type="float" office:value="31895974" calcext:value-type="float">
            <text:p>31,895,9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C84]+ROUNDUP([.C84]*[.$E$8])" office:value-type="float" office:value="39869968" calcext:value-type="float">
            <text:p>39,869,9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C85]+ROUNDUP([.C85]*[.$E$8])" office:value-type="float" office:value="49837460" calcext:value-type="float">
            <text:p>49,837,4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C86]+ROUNDUP([.C86]*[.$E$8])" office:value-type="float" office:value="62296825" calcext:value-type="float">
            <text:p>62,296,8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C87]+ROUNDUP([.C87]*[.$E$8])" office:value-type="float" office:value="77871032" calcext:value-type="float">
            <text:p>77,871,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C88]+ROUNDUP([.C88]*[.$E$8])" office:value-type="float" office:value="97338790" calcext:value-type="float">
            <text:p>97,338,7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C89]+ROUNDUP([.C89]*[.$E$8])" office:value-type="float" office:value="121673488" calcext:value-type="float">
            <text:p>121,673,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C90]+ROUNDUP([.C90]*[.$E$8])" office:value-type="float" office:value="152091860" calcext:value-type="float">
            <text:p>152,091,8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C91]+ROUNDUP([.C91]*[.$E$8])" office:value-type="float" office:value="190114825" calcext:value-type="float">
            <text:p>190,114,8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C92]+ROUNDUP([.C92]*[.$E$8])" office:value-type="float" office:value="237643532" calcext:value-type="float">
            <text:p>237,643,5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C93]+ROUNDUP([.C93]*[.$E$8])" office:value-type="float" office:value="297054415" calcext:value-type="float">
            <text:p>297,054,4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C94]+ROUNDUP([.C94]*[.$E$8])" office:value-type="float" office:value="371318019" calcext:value-type="float">
            <text:p>371,318,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C95]+ROUNDUP([.C95]*[.$E$8])" office:value-type="float" office:value="464147524" calcext:value-type="float">
            <text:p>464,147,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C96]+ROUNDUP([.C96]*[.$E$8])" office:value-type="float" office:value="580184405" calcext:value-type="float">
            <text:p>580,184,4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C97]+ROUNDUP([.C97]*[.$E$8])" office:value-type="float" office:value="725230507" calcext:value-type="float">
            <text:p>725,230,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C98]+ROUNDUP([.C98]*[.$E$8])" office:value-type="float" office:value="906538134" calcext:value-type="float">
            <text:p>906,538,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C99]+ROUNDUP([.C99]*[.$E$8])" office:value-type="float" office:value="1133172668" calcext:value-type="float">
            <text:p>1,133,172,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C100]+ROUNDUP([.C100]*[.$E$8])" office:value-type="float" office:value="1416465835" calcext:value-type="float">
            <text:p>1,416,465,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C101]+ROUNDUP([.C101]*[.$E$8])" office:value-type="float" office:value="1770582294" calcext:value-type="float">
            <text:p>1,770,582,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C102]+ROUNDUP([.C102]*[.$E$8])" office:value-type="float" office:value="2213227868" calcext:value-type="float">
            <text:p>2,213,227,8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C103]+ROUNDUP([.C103]*[.$E$8])" office:value-type="float" office:value="2766534835" calcext:value-type="float">
            <text:p>2,766,534,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C104]+ROUNDUP([.C104]*[.$E$8])" office:value-type="float" office:value="3458168544" calcext:value-type="float">
            <text:p>3,458,168,5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C105]+ROUNDUP([.C105]*[.$E$8])" office:value-type="float" office:value="4322710680" calcext:value-type="float">
            <text:p>4,322,710,6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C106]+ROUNDUP([.C106]*[.$E$8])" office:value-type="float" office:value="5403388350" calcext:value-type="float">
            <text:p>5,403,388,3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C107]+ROUNDUP([.C107]*[.$E$8])" office:value-type="float" office:value="6754235438" calcext:value-type="float">
            <text:p>6,754,235,4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C108]+ROUNDUP([.C108]*[.$E$8])" office:value-type="float" office:value="8442794298" calcext:value-type="float">
            <text:p>8,442,794,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C109]+ROUNDUP([.C109]*[.$E$8])" office:value-type="float" office:value="10553492873" calcext:value-type="float">
            <text:p>10,553,492,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C110]+ROUNDUP([.C110]*[.$E$8])" office:value-type="float" office:value="13191866092" calcext:value-type="float">
            <text:p>13,191,866,0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2:42:23.253329789</meta:creation-date>
    <dc:date>2015-12-16T12:53:04.701962351</dc:date>
    <meta:editing-duration>P0D</meta:editing-duration>
    <meta:editing-cycles>1</meta:editing-cycles>
    <meta:document-statistic meta:table-count="1" meta:cell-count="207" meta:object-count="0"/>
    <meta:generator>LibreOffice/4.2.8.2$Linux_X86_64 LibreOffice_project/420m0$Build-2</meta:generator>
  </office:meta>
</office:document-meta>
</file>